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38" table:default-cell-style-name="Default"/>
        <table:table-row table:style-name="ro1">
          <table:table-cell office:value-type="string" calcext:value-type="string">
            <text:p>ICU</text:p>
          </table:table-cell>
          <table:table-cell office:value-type="string" calcext:value-type="string">
            <text:p>Albumin</text:p>
          </table:table-cell>
          <table:table-cell office:value-type="string" calcext:value-type="string">
            <text:p>ALP</text:p>
          </table:table-cell>
          <table:table-cell office:value-type="string" calcext:value-type="string">
            <text:p>ALT</text:p>
          </table:table-cell>
          <table:table-cell office:value-type="string" calcext:value-type="string">
            <text:p>AST</text:p>
          </table:table-cell>
          <table:table-cell office:value-type="string" calcext:value-type="string">
            <text:p>Bilirubin</text:p>
          </table:table-cell>
          <table:table-cell office:value-type="string" calcext:value-type="string">
            <text:p>BUN</text:p>
          </table:table-cell>
          <table:table-cell office:value-type="string" calcext:value-type="string">
            <text:p>Cholesterol</text:p>
          </table:table-cell>
          <table:table-cell office:value-type="string" calcext:value-type="string">
            <text:p>Creatinine</text:p>
          </table:table-cell>
          <table:table-cell office:value-type="string" calcext:value-type="string">
            <text:p>DiasABP</text:p>
          </table:table-cell>
          <table:table-cell office:value-type="string" calcext:value-type="string">
            <text:p>FiO2</text:p>
          </table:table-cell>
          <table:table-cell office:value-type="string" calcext:value-type="string">
            <text:p>GCS</text:p>
          </table:table-cell>
          <table:table-cell office:value-type="string" calcext:value-type="string">
            <text:p>Glucose</text:p>
          </table:table-cell>
          <table:table-cell office:value-type="string" calcext:value-type="string">
            <text:p>HCO3</text:p>
          </table:table-cell>
          <table:table-cell office:value-type="string" calcext:value-type="string">
            <text:p>HCT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actate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MechVent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IDiasABP</text:p>
          </table:table-cell>
          <table:table-cell office:value-type="string" calcext:value-type="string">
            <text:p>NIMAP</text:p>
          </table:table-cell>
          <table:table-cell office:value-type="string" calcext:value-type="string">
            <text:p>NISysABP</text:p>
          </table:table-cell>
          <table:table-cell office:value-type="string" calcext:value-type="string">
            <text:p>PaCO2</text:p>
          </table:table-cell>
          <table:table-cell office:value-type="string" calcext:value-type="string">
            <text:p>PaO2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latelets</text:p>
          </table:table-cell>
          <table:table-cell office:value-type="string" calcext:value-type="string">
            <text:p>RespRate</text:p>
          </table:table-cell>
          <table:table-cell office:value-type="string" calcext:value-type="string">
            <text:p>SaO2</text:p>
          </table:table-cell>
          <table:table-cell office:value-type="string" calcext:value-type="string">
            <text:p>SysABP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TroponinI</text:p>
          </table:table-cell>
          <table:table-cell office:value-type="string" calcext:value-type="string">
            <text:p>TroponinT</text:p>
          </table:table-cell>
          <table:table-cell office:value-type="string" calcext:value-type="string">
            <text:p>Urine</text:p>
          </table:table-cell>
          <table:table-cell office:value-type="string" calcext:value-type="string">
            <text:p>WBC</text:p>
          </table:table-cell>
          <table:table-cell office:value-type="string" calcext:value-type="string">
            <text:p>Weigh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35652" calcext:value-type="float">
            <text:p>0,535652</text:p>
          </table:table-cell>
          <table:table-cell office:value-type="float" office:value="0.726957" calcext:value-type="float">
            <text:p>0,726957</text:p>
          </table:table-cell>
          <table:table-cell office:value-type="float" office:value="0.765217" calcext:value-type="float">
            <text:p>0,765217</text:p>
          </table:table-cell>
          <table:table-cell office:value-type="float" office:value="0.763478" calcext:value-type="float">
            <text:p>0,763478</text:p>
          </table:table-cell>
          <table:table-cell office:value-type="float" office:value="0.73913" calcext:value-type="float">
            <text:p>0,73913</text:p>
          </table:table-cell>
          <table:table-cell office:value-type="float" office:value="3.41565" calcext:value-type="float">
            <text:p>3,41565</text:p>
          </table:table-cell>
          <table:table-cell office:value-type="float" office:value="0.281739" calcext:value-type="float">
            <text:p>0,281739</text:p>
          </table:table-cell>
          <table:table-cell office:value-type="float" office:value="3.46087" calcext:value-type="float">
            <text:p>3,46087</text:p>
          </table:table-cell>
          <table:table-cell office:value-type="float" office:value="20.7617" calcext:value-type="float">
            <text:p>20,7617</text:p>
          </table:table-cell>
          <table:table-cell office:value-type="float" office:value="5.61913" calcext:value-type="float">
            <text:p>5,61913</text:p>
          </table:table-cell>
          <table:table-cell office:value-type="float" office:value="12.5026" calcext:value-type="float">
            <text:p>12,5026</text:p>
          </table:table-cell>
          <table:table-cell office:value-type="float" office:value="3.28522" calcext:value-type="float">
            <text:p>3,28522</text:p>
          </table:table-cell>
          <table:table-cell office:value-type="float" office:value="3.32" calcext:value-type="float">
            <text:p>3,32</text:p>
          </table:table-cell>
          <table:table-cell office:value-type="float" office:value="4.16174" calcext:value-type="float">
            <text:p>4,16174</text:p>
          </table:table-cell>
          <table:table-cell office:value-type="float" office:value="41.3861" calcext:value-type="float">
            <text:p>41,3861</text:p>
          </table:table-cell>
          <table:table-cell office:value-type="float" office:value="3.93565" calcext:value-type="float">
            <text:p>3,93565</text:p>
          </table:table-cell>
          <table:table-cell office:value-type="float" office:value="1.19478" calcext:value-type="float">
            <text:p>1,19478</text:p>
          </table:table-cell>
          <table:table-cell office:value-type="float" office:value="20.6922" calcext:value-type="float">
            <text:p>20,6922</text:p>
          </table:table-cell>
          <table:table-cell office:value-type="float" office:value="5.20522" calcext:value-type="float">
            <text:p>5,20522</text:p>
          </table:table-cell>
          <table:table-cell office:value-type="float" office:value="3.38087" calcext:value-type="float">
            <text:p>3,38087</text:p>
          </table:table-cell>
          <table:table-cell office:value-type="float" office:value="3.28348" calcext:value-type="float">
            <text:p>3,28348</text:p>
          </table:table-cell>
          <table:table-cell office:value-type="float" office:value="21.6574" calcext:value-type="float">
            <text:p>21,6574</text:p>
          </table:table-cell>
          <table:table-cell office:value-type="float" office:value="21.56" calcext:value-type="float">
            <text:p>21,56</text:p>
          </table:table-cell>
          <table:table-cell office:value-type="float" office:value="21.6765" calcext:value-type="float">
            <text:p>21,6765</text:p>
          </table:table-cell>
          <table:table-cell office:value-type="float" office:value="4.20174" calcext:value-type="float">
            <text:p>4,20174</text:p>
          </table:table-cell>
          <table:table-cell office:value-type="float" office:value="4.2" calcext:value-type="float">
            <text:p>4,2</text:p>
          </table:table-cell>
          <table:table-cell office:value-type="float" office:value="4.27478" calcext:value-type="float">
            <text:p>4,27478</text:p>
          </table:table-cell>
          <table:table-cell office:value-type="float" office:value="3.44522" calcext:value-type="float">
            <text:p>3,44522</text:p>
          </table:table-cell>
          <table:table-cell office:value-type="float" office:value="14.4991" calcext:value-type="float">
            <text:p>14,4991</text:p>
          </table:table-cell>
          <table:table-cell office:value-type="float" office:value="2.53739" calcext:value-type="float">
            <text:p>2,53739</text:p>
          </table:table-cell>
          <table:table-cell office:value-type="float" office:value="20.7635" calcext:value-type="float">
            <text:p>20,7635</text:p>
          </table:table-cell>
          <table:table-cell office:value-type="float" office:value="14.5061" calcext:value-type="float">
            <text:p>14,5061</text:p>
          </table:table-cell>
          <table:table-cell office:value-type="float" office:value="0.158261" calcext:value-type="float">
            <text:p>0,158261</text:p>
          </table:table-cell>
          <table:table-cell office:value-type="float" office:value="1.05391" calcext:value-type="float">
            <text:p>1,05391</text:p>
          </table:table-cell>
          <table:table-cell office:value-type="float" office:value="27.3774" calcext:value-type="float">
            <text:p>27,3774</text:p>
          </table:table-cell>
          <table:table-cell office:value-type="float" office:value="3.12696" calcext:value-type="float">
            <text:p>3,12696</text:p>
          </table:table-cell>
          <table:table-cell office:value-type="float" office:value="20.6365" calcext:value-type="float">
            <text:p>20,636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243707" calcext:value-type="float">
            <text:p>0,243707</text:p>
          </table:table-cell>
          <table:table-cell office:value-type="float" office:value="0.372998" calcext:value-type="float">
            <text:p>0,372998</text:p>
          </table:table-cell>
          <table:table-cell office:value-type="float" office:value="0.384439" calcext:value-type="float">
            <text:p>0,384439</text:p>
          </table:table-cell>
          <table:table-cell office:value-type="float" office:value="0.383295" calcext:value-type="float">
            <text:p>0,383295</text:p>
          </table:table-cell>
          <table:table-cell office:value-type="float" office:value="0.377574" calcext:value-type="float">
            <text:p>0,377574</text:p>
          </table:table-cell>
          <table:table-cell office:value-type="float" office:value="3.10984" calcext:value-type="float">
            <text:p>3,10984</text:p>
          </table:table-cell>
          <table:table-cell office:value-type="float" office:value="0.0160183" calcext:value-type="float">
            <text:p>0,0160183</text:p>
          </table:table-cell>
          <table:table-cell office:value-type="float" office:value="3.12014" calcext:value-type="float">
            <text:p>3,12014</text:p>
          </table:table-cell>
          <table:table-cell office:value-type="float" office:value="37.5217" calcext:value-type="float">
            <text:p>37,5217</text:p>
          </table:table-cell>
          <table:table-cell office:value-type="float" office:value="8.36041" calcext:value-type="float">
            <text:p>8,36041</text:p>
          </table:table-cell>
          <table:table-cell office:value-type="float" office:value="12.6796" calcext:value-type="float">
            <text:p>12,6796</text:p>
          </table:table-cell>
          <table:table-cell office:value-type="float" office:value="2.18192" calcext:value-type="float">
            <text:p>2,18192</text:p>
          </table:table-cell>
          <table:table-cell office:value-type="float" office:value="2.87757" calcext:value-type="float">
            <text:p>2,87757</text:p>
          </table:table-cell>
          <table:table-cell office:value-type="float" office:value="5.12815" calcext:value-type="float">
            <text:p>5,12815</text:p>
          </table:table-cell>
          <table:table-cell office:value-type="float" office:value="43.6762" calcext:value-type="float">
            <text:p>43,6762</text:p>
          </table:table-cell>
          <table:table-cell office:value-type="float" office:value="2.48169" calcext:value-type="float">
            <text:p>2,48169</text:p>
          </table:table-cell>
          <table:table-cell office:value-type="float" office:value="1.77002" calcext:value-type="float">
            <text:p>1,77002</text:p>
          </table:table-cell>
          <table:table-cell office:value-type="float" office:value="37.6098" calcext:value-type="float">
            <text:p>37,6098</text:p>
          </table:table-cell>
          <table:table-cell office:value-type="float" office:value="8.09382" calcext:value-type="float">
            <text:p>8,09382</text:p>
          </table:table-cell>
          <table:table-cell office:value-type="float" office:value="3.00915" calcext:value-type="float">
            <text:p>3,00915</text:p>
          </table:table-cell>
          <table:table-cell office:value-type="float" office:value="2.4016" calcext:value-type="float">
            <text:p>2,4016</text:p>
          </table:table-cell>
          <table:table-cell office:value-type="float" office:value="10.1259" calcext:value-type="float">
            <text:p>10,1259</text:p>
          </table:table-cell>
          <table:table-cell office:value-type="float" office:value="10.0309" calcext:value-type="float">
            <text:p>10,0309</text:p>
          </table:table-cell>
          <table:table-cell office:value-type="float" office:value="10.1556" calcext:value-type="float">
            <text:p>10,1556</text:p>
          </table:table-cell>
          <table:table-cell office:value-type="float" office:value="9.77574" calcext:value-type="float">
            <text:p>9,77574</text:p>
          </table:table-cell>
          <table:table-cell office:value-type="float" office:value="9.75973" calcext:value-type="float">
            <text:p>9,75973</text:p>
          </table:table-cell>
          <table:table-cell office:value-type="float" office:value="10.6888" calcext:value-type="float">
            <text:p>10,6888</text:p>
          </table:table-cell>
          <table:table-cell office:value-type="float" office:value="3.80206" calcext:value-type="float">
            <text:p>3,80206</text:p>
          </table:table-cell>
          <table:table-cell office:value-type="float" office:value="2.19451" calcext:value-type="float">
            <text:p>2,19451</text:p>
          </table:table-cell>
          <table:table-cell office:value-type="float" office:value="5.22883" calcext:value-type="float">
            <text:p>5,22883</text:p>
          </table:table-cell>
          <table:table-cell office:value-type="float" office:value="37.524" calcext:value-type="float">
            <text:p>37,524</text:p>
          </table:table-cell>
          <table:table-cell office:value-type="float" office:value="27.5343" calcext:value-type="float">
            <text:p>27,5343</text:p>
          </table:table-cell>
          <table:table-cell office:value-type="float" office:value="0.0732265" calcext:value-type="float">
            <text:p>0,0732265</text:p>
          </table:table-cell>
          <table:table-cell office:value-type="float" office:value="0.1373" calcext:value-type="float">
            <text:p>0,1373</text:p>
          </table:table-cell>
          <table:table-cell office:value-type="float" office:value="39.8661" calcext:value-type="float">
            <text:p>39,8661</text:p>
          </table:table-cell>
          <table:table-cell office:value-type="float" office:value="3.21854" calcext:value-type="float">
            <text:p>3,21854</text:p>
          </table:table-cell>
          <table:table-cell office:value-type="float" office:value="24.8181" calcext:value-type="float">
            <text:p>24,818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778755" calcext:value-type="float">
            <text:p>0,778755</text:p>
          </table:table-cell>
          <table:table-cell office:value-type="float" office:value="1" calcext:value-type="float">
            <text:p>1</text:p>
          </table:table-cell>
          <table:table-cell office:value-type="float" office:value="1.023" calcext:value-type="float">
            <text:p>1,023</text:p>
          </table:table-cell>
          <table:table-cell office:value-type="float" office:value="1.02639" calcext:value-type="float">
            <text:p>1,02639</text:p>
          </table:table-cell>
          <table:table-cell office:value-type="float" office:value="1.05954" calcext:value-type="float">
            <text:p>1,05954</text:p>
          </table:table-cell>
          <table:table-cell office:value-type="float" office:value="3.55074" calcext:value-type="float">
            <text:p>3,55074</text:p>
          </table:table-cell>
          <table:table-cell office:value-type="float" office:value="0.0480379" calcext:value-type="float">
            <text:p>0,0480379</text:p>
          </table:table-cell>
          <table:table-cell office:value-type="float" office:value="3.56563" calcext:value-type="float">
            <text:p>3,56563</text:p>
          </table:table-cell>
          <table:table-cell office:value-type="float" office:value="16.4405" calcext:value-type="float">
            <text:p>16,4405</text:p>
          </table:table-cell>
          <table:table-cell office:value-type="float" office:value="6.977" calcext:value-type="float">
            <text:p>6,977</text:p>
          </table:table-cell>
          <table:table-cell office:value-type="float" office:value="12.6353" calcext:value-type="float">
            <text:p>12,6353</text:p>
          </table:table-cell>
          <table:table-cell office:value-type="float" office:value="3.54398" calcext:value-type="float">
            <text:p>3,54398</text:p>
          </table:table-cell>
          <table:table-cell office:value-type="float" office:value="3.55548" calcext:value-type="float">
            <text:p>3,55548</text:p>
          </table:table-cell>
          <table:table-cell office:value-type="float" office:value="4.14953" calcext:value-type="float">
            <text:p>4,14953</text:p>
          </table:table-cell>
          <table:table-cell office:value-type="float" office:value="42.1279" calcext:value-type="float">
            <text:p>42,1279</text:p>
          </table:table-cell>
          <table:table-cell office:value-type="float" office:value="3.8295" calcext:value-type="float">
            <text:p>3,8295</text:p>
          </table:table-cell>
          <table:table-cell office:value-type="float" office:value="1.79838" calcext:value-type="float">
            <text:p>1,79838</text:p>
          </table:table-cell>
          <table:table-cell office:value-type="float" office:value="16.1955" calcext:value-type="float">
            <text:p>16,1955</text:p>
          </table:table-cell>
          <table:table-cell office:value-type="float" office:value="6.49932" calcext:value-type="float">
            <text:p>6,49932</text:p>
          </table:table-cell>
          <table:table-cell office:value-type="float" office:value="3.36468" calcext:value-type="float">
            <text:p>3,36468</text:p>
          </table:table-cell>
          <table:table-cell office:value-type="float" office:value="3.63329" calcext:value-type="float">
            <text:p>3,63329</text:p>
          </table:table-cell>
          <table:table-cell office:value-type="float" office:value="27.0318" calcext:value-type="float">
            <text:p>27,0318</text:p>
          </table:table-cell>
          <table:table-cell office:value-type="float" office:value="26.5825" calcext:value-type="float">
            <text:p>26,5825</text:p>
          </table:table-cell>
          <table:table-cell office:value-type="float" office:value="27.046" calcext:value-type="float">
            <text:p>27,046</text:p>
          </table:table-cell>
          <table:table-cell office:value-type="float" office:value="3.5954" calcext:value-type="float">
            <text:p>3,5954</text:p>
          </table:table-cell>
          <table:table-cell office:value-type="float" office:value="3.60149" calcext:value-type="float">
            <text:p>3,60149</text:p>
          </table:table-cell>
          <table:table-cell office:value-type="float" office:value="3.65968" calcext:value-type="float">
            <text:p>3,65968</text:p>
          </table:table-cell>
          <table:table-cell office:value-type="float" office:value="3.17321" calcext:value-type="float">
            <text:p>3,17321</text:p>
          </table:table-cell>
          <table:table-cell office:value-type="float" office:value="15.3424" calcext:value-type="float">
            <text:p>15,3424</text:p>
          </table:table-cell>
          <table:table-cell office:value-type="float" office:value="0.581867" calcext:value-type="float">
            <text:p>0,581867</text:p>
          </table:table-cell>
          <table:table-cell office:value-type="float" office:value="16.4452" calcext:value-type="float">
            <text:p>16,4452</text:p>
          </table:table-cell>
          <table:table-cell office:value-type="float" office:value="13.3972" calcext:value-type="float">
            <text:p>13,3972</text:p>
          </table:table-cell>
          <table:table-cell office:value-type="float" office:value="0.134641" calcext:value-type="float">
            <text:p>0,134641</text:p>
          </table:table-cell>
          <table:table-cell office:value-type="float" office:value="0.631258" calcext:value-type="float">
            <text:p>0,631258</text:p>
          </table:table-cell>
          <table:table-cell office:value-type="float" office:value="28.5663" calcext:value-type="float">
            <text:p>28,5663</text:p>
          </table:table-cell>
          <table:table-cell office:value-type="float" office:value="3.03315" calcext:value-type="float">
            <text:p>3,03315</text:p>
          </table:table-cell>
          <table:table-cell office:value-type="float" office:value="30.8288" calcext:value-type="float">
            <text:p>30,828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609551" calcext:value-type="float">
            <text:p>0,609551</text:p>
          </table:table-cell>
          <table:table-cell office:value-type="float" office:value="0.773408" calcext:value-type="float">
            <text:p>0,773408</text:p>
          </table:table-cell>
          <table:table-cell office:value-type="float" office:value="0.787453" calcext:value-type="float">
            <text:p>0,787453</text:p>
          </table:table-cell>
          <table:table-cell office:value-type="float" office:value="0.789326" calcext:value-type="float">
            <text:p>0,789326</text:p>
          </table:table-cell>
          <table:table-cell office:value-type="float" office:value="0.769663" calcext:value-type="float">
            <text:p>0,769663</text:p>
          </table:table-cell>
          <table:table-cell office:value-type="float" office:value="3.5" calcext:value-type="float">
            <text:p>3,5</text:p>
          </table:table-cell>
          <table:table-cell office:value-type="float" office:value="0.0608614" calcext:value-type="float">
            <text:p>0,0608614</text:p>
          </table:table-cell>
          <table:table-cell office:value-type="float" office:value="3.50655" calcext:value-type="float">
            <text:p>3,50655</text:p>
          </table:table-cell>
          <table:table-cell office:value-type="float" office:value="31.0993" calcext:value-type="float">
            <text:p>31,0993</text:p>
          </table:table-cell>
          <table:table-cell office:value-type="float" office:value="8.92509" calcext:value-type="float">
            <text:p>8,92509</text:p>
          </table:table-cell>
          <table:table-cell office:value-type="float" office:value="21.7416" calcext:value-type="float">
            <text:p>21,7416</text:p>
          </table:table-cell>
          <table:table-cell office:value-type="float" office:value="3.51311" calcext:value-type="float">
            <text:p>3,51311</text:p>
          </table:table-cell>
          <table:table-cell office:value-type="float" office:value="3.45131" calcext:value-type="float">
            <text:p>3,45131</text:p>
          </table:table-cell>
          <table:table-cell office:value-type="float" office:value="4.58614" calcext:value-type="float">
            <text:p>4,58614</text:p>
          </table:table-cell>
          <table:table-cell office:value-type="float" office:value="43.4635" calcext:value-type="float">
            <text:p>43,4635</text:p>
          </table:table-cell>
          <table:table-cell office:value-type="float" office:value="3.82584" calcext:value-type="float">
            <text:p>3,82584</text:p>
          </table:table-cell>
          <table:table-cell office:value-type="float" office:value="2.68352" calcext:value-type="float">
            <text:p>2,68352</text:p>
          </table:table-cell>
          <table:table-cell office:value-type="float" office:value="30.8727" calcext:value-type="float">
            <text:p>30,8727</text:p>
          </table:table-cell>
          <table:table-cell office:value-type="float" office:value="8.85487" calcext:value-type="float">
            <text:p>8,85487</text:p>
          </table:table-cell>
          <table:table-cell office:value-type="float" office:value="3.5618" calcext:value-type="float">
            <text:p>3,5618</text:p>
          </table:table-cell>
          <table:table-cell office:value-type="float" office:value="3.70693" calcext:value-type="float">
            <text:p>3,70693</text:p>
          </table:table-cell>
          <table:table-cell office:value-type="float" office:value="17.1199" calcext:value-type="float">
            <text:p>17,1199</text:p>
          </table:table-cell>
          <table:table-cell office:value-type="float" office:value="16.9373" calcext:value-type="float">
            <text:p>16,9373</text:p>
          </table:table-cell>
          <table:table-cell office:value-type="float" office:value="17.1526" calcext:value-type="float">
            <text:p>17,1526</text:p>
          </table:table-cell>
          <table:table-cell office:value-type="float" office:value="5.53839" calcext:value-type="float">
            <text:p>5,53839</text:p>
          </table:table-cell>
          <table:table-cell office:value-type="float" office:value="5.5309" calcext:value-type="float">
            <text:p>5,5309</text:p>
          </table:table-cell>
          <table:table-cell office:value-type="float" office:value="5.6133" calcext:value-type="float">
            <text:p>5,6133</text:p>
          </table:table-cell>
          <table:table-cell office:value-type="float" office:value="3.57303" calcext:value-type="float">
            <text:p>3,57303</text:p>
          </table:table-cell>
          <table:table-cell office:value-type="float" office:value="11.4026" calcext:value-type="float">
            <text:p>11,4026</text:p>
          </table:table-cell>
          <table:table-cell office:value-type="float" office:value="0.861423" calcext:value-type="float">
            <text:p>0,861423</text:p>
          </table:table-cell>
          <table:table-cell office:value-type="float" office:value="31.1021" calcext:value-type="float">
            <text:p>31,1021</text:p>
          </table:table-cell>
          <table:table-cell office:value-type="float" office:value="16.9822" calcext:value-type="float">
            <text:p>16,9822</text:p>
          </table:table-cell>
          <table:table-cell office:value-type="float" office:value="0.0702247" calcext:value-type="float">
            <text:p>0,0702247</text:p>
          </table:table-cell>
          <table:table-cell office:value-type="float" office:value="0.399813" calcext:value-type="float">
            <text:p>0,399813</text:p>
          </table:table-cell>
          <table:table-cell office:value-type="float" office:value="35.7453" calcext:value-type="float">
            <text:p>35,7453</text:p>
          </table:table-cell>
          <table:table-cell office:value-type="float" office:value="3.33427" calcext:value-type="float">
            <text:p>3,33427</text:p>
          </table:table-cell>
          <table:table-cell office:value-type="float" office:value="19.9279" calcext:value-type="float">
            <text:p>19,927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03">00/00/0000</text:date>, <text:time style:data-style-name="N2" text:time-value="20:04:08.739979769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3T15:57:52.156713742</meta:creation-date>
    <dc:date>2017-09-03T20:04:16.738498017</dc:date>
    <meta:editing-duration>PT11M8S</meta:editing-duration>
    <meta:editing-cycles>7</meta:editing-cycles>
    <meta:generator>LibreOffice/5.1.6.2$Linux_X86_64 LibreOffice_project/10m0$Build-2</meta:generator>
    <meta:document-statistic meta:table-count="1" meta:cell-count="190" meta:object-count="0"/>
  </office:meta>
</office:document-meta>
</file>